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atform.warnForVM( String current , String vmName1 , String warnMessage1 , String vmName2 , String warnMessage2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latform.isAndroidMockMaker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tform.describ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Platform.isAndro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tform.Plat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latform.warnForVM( String vmName1 , String warnMessage1 , String vmName2 , String warnMessag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